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20" calcext:value-type="float">
            <text:p>1120</text:p>
          </table:table-cell>
          <table:table-cell table:style-name="ce7" table:formula="of:=COUNTIF([.B7:.B1000000];&quot;X&quot;)" office:value-type="float" office:value="965" calcext:value-type="float">
            <text:p>965</text:p>
          </table:table-cell>
          <table:table-cell table:style-name="ce7" table:formula="of:=COUNTIF([.C7:.C1000000];&quot;X&quot;)" office:value-type="float" office:value="19" calcext:value-type="float">
            <text:p>19</text:p>
          </table:table-cell>
          <table:table-cell table:style-name="ce7" table:formula="of:=COUNTIF([.D7:.D1000000];&quot;X&quot;)" office:value-type="float" office:value="75" calcext:value-type="float">
            <text:p>75</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25" calcext:value-type="float">
            <text:p>125</text:p>
          </table:table-cell>
          <table:table-cell table:style-name="ce25" table:formula="of:=SUM([.B2:.F2])" office:value-type="float" office:value="1185" calcext:value-type="float">
            <text:p>118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3" table:number-rows-repeated="123">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1-05">00/00/0000</text:date>, <text:time style:data-style-name="N2" text:time-value="16:35:38.83538629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1-05T16:36:41.709568554</dc:date>
    <meta:editing-duration>P1DT6H24M30S</meta:editing-duration>
    <meta:editing-cycles>1123</meta:editing-cycles>
    <meta:document-statistic meta:table-count="1" meta:cell-count="6748" meta:object-count="0"/>
  </office:meta>
</office:document-meta>
</file>